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45A000000A0000000FC2850EAD9DCDE4D55.svg" manifest:media-type="image/svg+xml"/>
  <manifest:file-entry manifest:full-path="Pictures/10000201000000060000000A8647331FA76024B8.png" manifest:media-type="image/png"/>
  <manifest:file-entry manifest:full-path="Pictures/1000079F000000CA0000013CC78FB51AC1FD2D83.svg" manifest:media-type="image/svg+xml"/>
  <manifest:file-entry manifest:full-path="Pictures/10000201000000080000000C45FEA5A76F1D9C1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835cm"/>
    </style:style>
    <style:style style:name="gr2" style:family="graphic" style:parent-style-name="standard">
      <style:graphic-properties draw:stroke="none" draw:fill="solid" draw:fill-color="#ffffff"/>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74cm" fo:min-width="0.446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74cm" fo:min-width="0.572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741cm" fo:min-width="0.446cm" fo:padding-top="0cm" fo:padding-bottom="0cm" fo:padding-left="0cm" fo:padding-right="0cm"/>
    </style:style>
    <style:style style:name="gr8" style:family="graphic" style:parent-style-name="standard">
      <style:graphic-properties draw:stroke="solid" svg:stroke-width="0.07cm" svg:stroke-color="#0000ff" draw:stroke-linejoin="round" svg:stroke-linecap="square" draw:fill="none" fo:padding-top="0.035cm" fo:padding-bottom="0.035cm" fo:padding-left="0.035cm" fo:padding-right="0.035cm"/>
    </style:style>
    <style:style style:name="gr9" style:family="graphic" style:parent-style-name="standard">
      <style:graphic-properties draw:stroke="solid" svg:stroke-width="0.07cm" svg:stroke-color="#ff0000" draw:stroke-linejoin="round" svg:stroke-linecap="square" draw:fill="none" fo:padding-top="0.035cm" fo:padding-bottom="0.035cm" fo:padding-left="0.035cm" fo:padding-right="0.035cm"/>
    </style:style>
    <style:style style:name="gr10" style:family="graphic" style:parent-style-name="standard">
      <style:graphic-properties draw:stroke="solid" svg:stroke-width="0.07cm" svg:stroke-color="#008000" draw:stroke-linejoin="round" svg:stroke-linecap="square" draw:fill="none" fo:padding-top="0.035cm" fo:padding-bottom="0.035cm" fo:padding-left="0.035cm" fo:padding-right="0.035cm"/>
    </style:style>
    <style:style style:name="gr11"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2"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3" style:family="graphic" style:parent-style-name="standard">
      <style:graphic-properties draw:stroke="none" draw:fill="none" draw:textarea-horizontal-align="left" draw:textarea-vertical-align="top" draw:auto-grow-height="true" draw:auto-grow-width="true" fo:min-height="0.74cm" fo:min-width="3.18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74cm" fo:min-width="2.4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74cm" fo:min-width="3.68cm" fo:padding-top="0cm" fo:padding-bottom="0cm" fo:padding-left="0cm" fo:padding-right="0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textarea-horizontal-align="left" draw:textarea-vertical-align="top" draw:auto-grow-height="true" draw:auto-grow-width="true" fo:min-height="0.364cm" fo:min-width="0.28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64cm" fo:min-width="0.3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365cm" fo:min-width="0.281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365cm" fo:min-width="0.3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329cm" fo:min-width="0.311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64cm" fo:min-width="0.8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64cm" fo:min-width="0.763cm" fo:padding-top="0cm" fo:padding-bottom="0cm" fo:padding-left="0cm" fo:padding-right="0cm"/>
    </style:style>
    <style:style style:name="gr24" style:family="graphic" style:parent-style-name="standard">
      <style:graphic-properties draw:stroke="none" svg:stroke-color="#000000" draw:fill="none" draw:fill-color="#ffffff" fo:min-height="0.489cm"/>
    </style:style>
    <style:style style:name="gr25" style:family="graphic" style:parent-style-name="standard">
      <style:graphic-properties draw:stroke="none" draw:fill="none" draw:textarea-horizontal-align="left" draw:textarea-vertical-align="top" draw:auto-grow-height="true" draw:auto-grow-width="true" fo:min-height="0.433cm" fo:min-width="0.28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33cm" fo:min-width="0.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33cm" fo:min-width="0.479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33cm" fo:min-width="0.282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34cm" fo:min-width="0.48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38cm" fo:min-width="0.292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33cm" fo:min-width="1.06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33cm" fo:min-width="1.015cm" fo:padding-top="0cm" fo:padding-bottom="0cm" fo:padding-left="0cm" fo:padding-right="0cm"/>
    </style:style>
    <style:style style:name="gr33" style:family="graphic" style:parent-style-name="standard">
      <style:graphic-properties draw:stroke="none" draw:fill="none" fo:min-height="0.927cm"/>
    </style:style>
    <style:style style:name="gr34" style:family="graphic" style:parent-style-name="standard">
      <style:graphic-properties draw:stroke="none" draw:fill="none" draw:textarea-horizontal-align="left" draw:textarea-vertical-align="top" draw:auto-grow-height="true" draw:auto-grow-width="true" fo:min-height="0.495cm" fo:min-width="0.275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95cm" fo:min-width="0.506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95cm" fo:min-width="0.507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95cm" fo:min-width="0.297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95cm" fo:min-width="0.274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94cm" fo:min-width="0.50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96cm" fo:min-width="0.506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62cm" fo:min-width="0.291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94cm" fo:min-width="1.12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96cm" fo:min-width="1.072cm" fo:padding-top="0cm" fo:padding-bottom="0cm" fo:padding-left="0cm" fo:padding-right="0cm"/>
    </style:style>
    <style:style style:name="P1" style:family="paragraph">
      <loext:graphic-properties draw:fill="none" draw:fill-color="#ffffff"/>
    </style:style>
    <style:style style:name="P2" style:family="paragraph">
      <loext:graphic-properties draw:fill="solid" draw:fill-color="#ffffff"/>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paragraph-properties fo:text-align="start" style:writing-mode="lr-tb"/>
      <style:text-properties fo:font-size="10pt" style:font-size-asian="10pt" style:font-size-complex="10pt"/>
    </style:style>
    <style:style style:name="P7" style:family="paragraph">
      <loext:graphic-properties draw:fill="solid" draw:fill-color="#ffffff" draw:opacity="80%"/>
    </style:style>
    <style:style style:name="P8" style:family="paragraph">
      <style:paragraph-properties fo:text-align="center"/>
    </style:style>
    <style:style style:name="P9" style:family="paragraph">
      <loext:graphic-properties draw:fill="none" draw:fill-color="#ffffff"/>
      <style:text-properties fo:font-weight="bold"/>
    </style:style>
    <style:style style:name="P10" style:family="paragraph">
      <loext:graphic-properties draw:fill="none"/>
      <style:text-properties fo:font-weight="bold"/>
    </style:style>
    <style:style style:name="T1" style:family="text">
      <style:text-properties fo:color="#000000" style:font-name="DejaVuSans" fo:font-size="10pt" style:font-size-asian="10pt" style:font-name-complex="DejaVuSans" style:font-size-complex="10pt"/>
    </style:style>
    <style:style style:name="T2" style:family="text">
      <style:text-properties fo:color="#000000" style:font-name="DejaVuSans" fo:font-size="10pt" fo:font-style="italic" style:font-size-asian="10pt" style:font-name-complex="DejaVuSans"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004cm" svg:height="1.085cm" svg:x="8.088cm" svg:y="5.664cm">
          <draw:text-box>
            <text:p>Crack Propagation</text:p>
          </draw:text-box>
        </draw:frame>
        <draw:polygon draw:style-name="gr2" draw:text-style-name="P2" draw:layer="layout" svg:width="17.472cm" svg:height="10.542cm" svg:x="2.946cm" svg:y="9.012cm" svg:viewBox="0 0 17473 10543" draw:points="0,10543 17473,10543 17473,0 0,0">
          <text:p/>
        </draw:polygon>
        <draw:polygon draw:style-name="gr3" draw:text-style-name="P3" draw:layer="layout" svg:width="0cm" svg:height="0.22cm" svg:x="3.74cm" svg:y="19.554cm" svg:viewBox="0 0 0 221" draw:points="0,0 0,221">
          <text:p/>
        </draw:polygon>
        <draw:line draw:style-name="gr4" draw:text-style-name="P4" draw:layer="layout" svg:x1="3.74cm" svg:y1="19.554cm" svg:x2="3.74cm" svg:y2="19.775cm">
          <text:p/>
        </draw:line>
        <draw:polygon draw:style-name="gr3" draw:text-style-name="P3" draw:layer="layout" svg:width="0cm" svg:height="0.22cm" svg:x="7.27cm" svg:y="19.554cm" svg:viewBox="0 0 0 221" draw:points="0,0 0,221">
          <text:p/>
        </draw:polygon>
        <draw:line draw:style-name="gr4" draw:text-style-name="P4" draw:layer="layout" svg:x1="7.27cm" svg:y1="19.554cm" svg:x2="7.27cm" svg:y2="19.775cm">
          <text:p/>
        </draw:line>
        <draw:frame draw:style-name="gr5" draw:text-style-name="P6" draw:layer="layout" svg:width="0.446cm" svg:height="0.74cm" svg:x="3.599cm" svg:y="19.892cm">
          <draw:text-box>
            <text:p text:style-name="P5"><text:span text:style-name="T1">0</text:span></text:p>
          </draw:text-box>
        </draw:frame>
        <draw:polygon draw:style-name="gr3" draw:text-style-name="P3" draw:layer="layout" svg:width="0cm" svg:height="0.22cm" svg:x="10.8cm" svg:y="19.554cm" svg:viewBox="0 0 0 221" draw:points="0,0 0,221">
          <text:p/>
        </draw:polygon>
        <draw:line draw:style-name="gr4" draw:text-style-name="P4" draw:layer="layout" svg:x1="10.8cm" svg:y1="19.554cm" svg:x2="10.8cm" svg:y2="19.775cm">
          <text:p/>
        </draw:line>
        <draw:frame draw:style-name="gr6" draw:text-style-name="P6" draw:layer="layout" svg:width="0.572cm" svg:height="0.74cm" svg:x="6.986cm" svg:y="19.892cm">
          <draw:text-box>
            <text:p text:style-name="P5"><text:span text:style-name="T1">20</text:span></text:p>
          </draw:text-box>
        </draw:frame>
        <draw:polygon draw:style-name="gr3" draw:text-style-name="P3" draw:layer="layout" svg:width="0cm" svg:height="0.22cm" svg:x="14.329cm" svg:y="19.554cm" svg:viewBox="0 0 0 221" draw:points="0,0 0,221">
          <text:p/>
        </draw:polygon>
        <draw:line draw:style-name="gr4" draw:text-style-name="P4" draw:layer="layout" svg:x1="14.329cm" svg:y1="19.554cm" svg:x2="14.329cm" svg:y2="19.775cm">
          <text:p/>
        </draw:line>
        <draw:frame draw:style-name="gr6" draw:text-style-name="P6" draw:layer="layout" svg:width="0.572cm" svg:height="0.74cm" svg:x="10.516cm" svg:y="19.892cm">
          <draw:text-box>
            <text:p text:style-name="P5"><text:span text:style-name="T1">40</text:span></text:p>
          </draw:text-box>
        </draw:frame>
        <draw:polygon draw:style-name="gr3" draw:text-style-name="P3" draw:layer="layout" svg:width="0cm" svg:height="0.22cm" svg:x="17.859cm" svg:y="19.554cm" svg:viewBox="0 0 0 221" draw:points="0,0 0,221">
          <text:p/>
        </draw:polygon>
        <draw:line draw:style-name="gr4" draw:text-style-name="P4" draw:layer="layout" svg:x1="17.859cm" svg:y1="19.554cm" svg:x2="17.859cm" svg:y2="19.775cm">
          <text:p/>
        </draw:line>
        <draw:frame draw:style-name="gr6" draw:text-style-name="P6" draw:layer="layout" svg:width="0.572cm" svg:height="0.74cm" svg:x="14.046cm" svg:y="19.892cm">
          <draw:text-box>
            <text:p text:style-name="P5"><text:span text:style-name="T1">60</text:span></text:p>
          </draw:text-box>
        </draw:frame>
        <draw:polygon draw:style-name="gr3" draw:text-style-name="P3" draw:layer="layout" svg:width="0.156cm" svg:height="0cm" svg:x="2.789cm" svg:y="18.359cm" svg:viewBox="0 0 157 0" draw:points="157,0 0,0">
          <text:p/>
        </draw:polygon>
        <draw:line draw:style-name="gr4" draw:text-style-name="P4" draw:layer="layout" svg:x1="2.946cm" svg:y1="18.359cm" svg:x2="2.789cm" svg:y2="18.359cm">
          <text:p/>
        </draw:line>
        <draw:frame draw:style-name="gr6" draw:text-style-name="P6" draw:layer="layout" svg:width="0.572cm" svg:height="0.74cm" svg:x="17.575cm" svg:y="19.892cm">
          <draw:text-box>
            <text:p text:style-name="P5"><text:span text:style-name="T1">80</text:span></text:p>
          </draw:text-box>
        </draw:frame>
        <draw:polygon draw:style-name="gr3" draw:text-style-name="P3" draw:layer="layout" svg:width="0.28cm" svg:height="0.053cm" svg:x="1.736cm" svg:y="18.375cm" svg:viewBox="0 0 281 54" draw:points="0,0 281,0 281,54 0,54">
          <text:p/>
        </draw:polygon>
        <draw:polygon draw:style-name="gr3" draw:text-style-name="P3" draw:layer="layout" svg:width="0.156cm" svg:height="0cm" svg:x="2.789cm" svg:y="17cm" svg:viewBox="0 0 157 0" draw:points="157,0 0,0">
          <text:p/>
        </draw:polygon>
        <draw:line draw:style-name="gr4" draw:text-style-name="P4" draw:layer="layout" svg:x1="2.946cm" svg:y1="17cm" svg:x2="2.789cm" svg:y2="17cm">
          <text:p/>
        </draw:line>
        <draw:frame draw:style-name="gr6" draw:text-style-name="P6" draw:layer="layout" svg:width="0.572cm" svg:height="0.74cm" svg:x="2.065cm" svg:y="18.012cm">
          <draw:text-box>
            <text:p text:style-name="P5"><text:span text:style-name="T1">60</text:span></text:p>
          </draw:text-box>
        </draw:frame>
        <draw:polygon draw:style-name="gr3" draw:text-style-name="P3" draw:layer="layout" svg:width="0.28cm" svg:height="0.055cm" svg:x="1.736cm" svg:y="17.015cm" svg:viewBox="0 0 281 56" draw:points="0,0 281,0 281,56 0,56">
          <text:p/>
        </draw:polygon>
        <draw:polygon draw:style-name="gr3" draw:text-style-name="P3" draw:layer="layout" svg:width="0.156cm" svg:height="0cm" svg:x="2.789cm" svg:y="15.64cm" svg:viewBox="0 0 157 0" draw:points="157,0 0,0">
          <text:p/>
        </draw:polygon>
        <draw:line draw:style-name="gr4" draw:text-style-name="P4" draw:layer="layout" svg:x1="2.946cm" svg:y1="15.64cm" svg:x2="2.789cm" svg:y2="15.64cm">
          <text:p/>
        </draw:line>
        <draw:frame draw:style-name="gr6" draw:text-style-name="P6" draw:layer="layout" svg:width="0.572cm" svg:height="0.74cm" svg:x="2.065cm" svg:y="16.654cm">
          <draw:text-box>
            <text:p text:style-name="P5"><text:span text:style-name="T1">40</text:span></text:p>
          </draw:text-box>
        </draw:frame>
        <draw:polygon draw:style-name="gr3" draw:text-style-name="P3" draw:layer="layout" svg:width="0.28cm" svg:height="0.053cm" svg:x="1.736cm" svg:y="15.656cm" svg:viewBox="0 0 281 54" draw:points="0,0 281,0 281,54 0,54">
          <text:p/>
        </draw:polygon>
        <draw:polygon draw:style-name="gr3" draw:text-style-name="P3" draw:layer="layout" svg:width="0.156cm" svg:height="0cm" svg:x="2.789cm" svg:y="14.282cm" svg:viewBox="0 0 157 0" draw:points="157,0 0,0">
          <text:p/>
        </draw:polygon>
        <draw:line draw:style-name="gr4" draw:text-style-name="P4" draw:layer="layout" svg:x1="2.946cm" svg:y1="14.282cm" svg:x2="2.789cm" svg:y2="14.282cm">
          <text:p/>
        </draw:line>
        <draw:frame draw:style-name="gr6" draw:text-style-name="P6" draw:layer="layout" svg:width="0.572cm" svg:height="0.74cm" svg:x="2.065cm" svg:y="15.295cm">
          <draw:text-box>
            <text:p text:style-name="P5"><text:span text:style-name="T1">20</text:span></text:p>
          </draw:text-box>
        </draw:frame>
        <draw:polygon draw:style-name="gr3" draw:text-style-name="P3" draw:layer="layout" svg:width="0.156cm" svg:height="0cm" svg:x="2.789cm" svg:y="12.924cm" svg:viewBox="0 0 157 0" draw:points="157,0 0,0">
          <text:p/>
        </draw:polygon>
        <draw:line draw:style-name="gr4" draw:text-style-name="P4" draw:layer="layout" svg:x1="2.946cm" svg:y1="12.924cm" svg:x2="2.789cm" svg:y2="12.924cm">
          <text:p/>
        </draw:line>
        <draw:frame draw:style-name="gr7" draw:text-style-name="P6" draw:layer="layout" svg:width="0.446cm" svg:height="0.741cm" svg:x="2.349cm" svg:y="13.935cm">
          <draw:text-box>
            <text:p text:style-name="P5"><text:span text:style-name="T1">0</text:span></text:p>
          </draw:text-box>
        </draw:frame>
        <draw:polygon draw:style-name="gr3" draw:text-style-name="P3" draw:layer="layout" svg:width="0.156cm" svg:height="0cm" svg:x="2.789cm" svg:y="11.565cm" svg:viewBox="0 0 157 0" draw:points="157,0 0,0">
          <text:p/>
        </draw:polygon>
        <draw:line draw:style-name="gr4" draw:text-style-name="P4" draw:layer="layout" svg:x1="2.946cm" svg:y1="11.565cm" svg:x2="2.789cm" svg:y2="11.565cm">
          <text:p/>
        </draw:line>
        <draw:frame draw:style-name="gr6" draw:text-style-name="P6" draw:layer="layout" svg:width="0.572cm" svg:height="0.74cm" svg:x="2.065cm" svg:y="12.577cm">
          <draw:text-box>
            <text:p text:style-name="P5"><text:span text:style-name="T1">20</text:span></text:p>
          </draw:text-box>
        </draw:frame>
        <draw:polygon draw:style-name="gr3" draw:text-style-name="P3" draw:layer="layout" svg:width="0.156cm" svg:height="0cm" svg:x="2.789cm" svg:y="10.205cm" svg:viewBox="0 0 157 0" draw:points="157,0 0,0">
          <text:p/>
        </draw:polygon>
        <draw:line draw:style-name="gr4" draw:text-style-name="P4" draw:layer="layout" svg:x1="2.946cm" svg:y1="10.205cm" svg:x2="2.789cm" svg:y2="10.205cm">
          <text:p/>
        </draw:line>
        <draw:frame draw:style-name="gr6" draw:text-style-name="P6" draw:layer="layout" svg:width="0.572cm" svg:height="0.74cm" svg:x="2.065cm" svg:y="11.219cm">
          <draw:text-box>
            <text:p text:style-name="P5"><text:span text:style-name="T1">40</text:span></text:p>
          </draw:text-box>
        </draw:frame>
        <draw:polyline draw:style-name="gr8" draw:text-style-name="P4" draw:layer="layout" svg:width="15.884cm" svg:height="8.402cm" svg:x="3.74cm" svg:y="10.672cm" svg:viewBox="0 0 15885 8403" draw:points="0,0 294,93 590,192 884,296 1178,408 1472,526 1768,654 2062,791 2356,940 2650,1101 2944,1278 3240,1470 3534,1676 3828,1903 4122,2151 4418,2413 4712,2695 5007,2990 5301,3297 5596,3608 5596,3615 5726,3746 5857,3885 5987,4023 6117,4158 6247,4291 6378,4422 6507,4551 6638,4677 6769,4799 6899,4918 7028,5035 7159,5146 7290,5254 7419,5358 7550,5460 7680,5557 7811,5651 7940,5741 8071,5829 8201,5911 8332,5992 8461,6071 8592,6145 8723,6217 8852,6287 8982,6355 9113,6420 9244,6481 9373,6542 9504,6601 9634,6657 9764,6713 9894,6765 10025,6817 10155,6867 10285,6916 10415,6962 10546,7009 10675,7054 10806,7097 10936,7140 11067,7182 11196,7221 11327,7261 11458,7300 11587,7338 11718,7376 11848,7412 11979,7448 12108,7484 12239,7518 12369,7552 12499,7586 12629,7620 12760,7652 12890,7685 13020,7717 13150,7749 13281,7780 13410,7812 13541,7843 13672,7873 13802,7904 13931,7935 14062,7965 14193,7996 14322,8026 14453,8057 14583,8087 14714,8118 14843,8148 14974,8181 15104,8211 15234,8242 15364,8274 15495,8306 15625,8339 15755,8371 15885,8403">
          <text:p/>
        </draw:polyline>
        <draw:path draw:style-name="gr9" draw:text-style-name="P4" draw:layer="layout" svg:width="15.884cm" svg:height="9.585cm" svg:x="3.74cm" svg:y="9.49cm" svg:viewBox="0 0 15885 9586" svg:d="M0 0l162 41 163 42 162 41 162 43 161 41 163 42 162 43 162 41 162 43 161 43 163 45 162 45 162 45 163 47 162 48 161 49 162 50 163 52 162 52 162 56 163 56 161 59 162 61 162 65 163 66 162 70 162 72 161 78 162 80 163 87 163 90 163 95 161 102 162 110 162 115 163 124 162 133 162 142 161 152 163 164 162 176 162 187 162 199 163 211 161 222 162 234 162 241 163 246M8105 5044l162 246 163 239 162 233 162 221 163 212 161 200 162 187 162 174 162 163 163 153 162 142 161 133 162 124 163 117 162 108 162 102 161 95 163 92 162 84 162 81 163 77 162 74 161 70 162 67 163 63 162 61 162 59 162 57 161 54 163 54 162 51 162 50 163 48 162 49 161 47 162 44 163 45 162 45 162 43 161 44 163 43 162 41 162 43 162 41 163 42 161 41 162 41 162 42">
          <text:p/>
        </draw:path>
        <draw:polyline draw:style-name="gr10" draw:text-style-name="P4" draw:layer="layout" svg:width="15.884cm" svg:height="4.793cm" svg:x="3.74cm" svg:y="9.49cm" svg:viewBox="0 0 15885 4794" draw:points="0,4794 294,4567 590,4345 884,4124 1178,3910 1472,3705 1768,3507 2062,3320 2356,3143 2650,2975 2944,2817 3240,2670 3534,2532 3828,2400 4122,2278 4418,2163 4712,2054 5007,1951 5301,1856 5596,1764 5726,1727 5857,1689 5987,1651 6117,1615 6247,1581 6378,1545 6507,1513 6638,1479 6769,1446 6899,1414 7028,1384 7159,1353 7290,1322 7419,1294 7550,1265 7680,1238 7811,1209 7940,1182 8071,1157 8201,1130 8332,1105 8461,1080 8592,1055 8723,1031 8852,1006 8982,983 9113,959 9244,936 9373,915 9504,891 9634,870 9764,848 9894,827 10025,805 10155,783 10285,764 10415,742 10546,722 10675,703 10806,683 10936,663 11067,643 11196,625 11327,606 11458,588 11587,568 11718,550 11848,530 11979,512 12108,494 12239,476 12369,458 12499,440 12629,422 12760,406 12890,388 13020,370 13150,354 13281,336 13410,318 13541,302 13672,286 13802,268 13931,252 14062,234 14193,217 14322,201 14453,183 14583,167 14714,151 14843,133 14974,117 15104,101 15234,84 15364,66 15495,50 15625,34 15755,16 15885,0">
          <text:p/>
        </draw:polyline>
        <draw:line draw:style-name="gr11" draw:text-style-name="P4" draw:layer="layout" svg:x1="2.946cm" svg:y1="19.554cm" svg:x2="2.946cm" svg:y2="9.012cm">
          <text:p/>
        </draw:line>
        <draw:line draw:style-name="gr11" draw:text-style-name="P4" draw:layer="layout" svg:x1="20.418cm" svg:y1="19.554cm" svg:x2="20.418cm" svg:y2="9.012cm">
          <text:p/>
        </draw:line>
        <draw:line draw:style-name="gr11" draw:text-style-name="P4" draw:layer="layout" svg:x1="2.946cm" svg:y1="19.554cm" svg:x2="20.418cm" svg:y2="19.554cm">
          <text:p/>
        </draw:line>
        <draw:line draw:style-name="gr11" draw:text-style-name="P4" draw:layer="layout" svg:x1="2.946cm" svg:y1="9.012cm" svg:x2="20.418cm" svg:y2="9.012cm">
          <text:p/>
        </draw:line>
        <draw:path draw:style-name="gr12" draw:text-style-name="P7" draw:layer="layout" svg:width="5.235cm" svg:height="2.982cm" svg:x="3.169cm" svg:y="16.257cm" svg:viewBox="0 0 5236 2983" svg:d="M90 2983h5056c59 0 90-43 90-128v-2729c0-85-31-126-90-126h-5056c-60 0-90 41-90 126v2729c0 85 30 128 90 128z">
          <text:p/>
        </draw:path>
        <draw:line draw:style-name="gr8" draw:text-style-name="P4" draw:layer="layout" svg:x1="3.348cm" svg:y1="16.769cm" svg:x2="4.243cm" svg:y2="16.769cm">
          <text:p/>
        </draw:line>
        <draw:frame draw:style-name="gr6" draw:text-style-name="P6" draw:layer="layout" svg:width="0.572cm" svg:height="0.74cm" svg:x="2.065cm" svg:y="9.858cm">
          <draw:text-box>
            <text:p text:style-name="P5"><text:span text:style-name="T1">60</text:span></text:p>
          </draw:text-box>
        </draw:frame>
        <draw:line draw:style-name="gr9" draw:text-style-name="P4" draw:layer="layout" svg:x1="3.348cm" svg:y1="17.699cm" svg:x2="4.243cm" svg:y2="17.699cm">
          <text:p/>
        </draw:line>
        <draw:frame draw:style-name="gr13" draw:text-style-name="P6" draw:layer="layout" svg:width="3.185cm" svg:height="0.74cm" svg:x="4.602cm" svg:y="16.379cm">
          <draw:text-box>
            <text:p text:style-name="P5"><text:span text:style-name="T2">Tension Shear</text:span></text:p>
          </draw:text-box>
        </draw:frame>
        <draw:line draw:style-name="gr10" draw:text-style-name="P4" draw:layer="layout" svg:x1="3.348cm" svg:y1="18.63cm" svg:x2="4.243cm" svg:y2="18.63cm">
          <text:p/>
        </draw:line>
        <draw:frame draw:style-name="gr14" draw:text-style-name="P6" draw:layer="layout" svg:width="2.45cm" svg:height="0.74cm" svg:x="4.602cm" svg:y="17.308cm">
          <draw:text-box>
            <text:p text:style-name="P5"><text:span text:style-name="T2">Pure Shear</text:span></text:p>
          </draw:text-box>
        </draw:frame>
        <draw:frame draw:style-name="gr15" draw:text-style-name="P6" draw:layer="layout" svg:width="3.68cm" svg:height="0.74cm" svg:x="4.602cm" svg:y="18.239cm">
          <draw:text-box>
            <text:p text:style-name="P5"><text:span text:style-name="T2">Uniaxial Tension</text:span></text:p>
          </draw:text-box>
        </draw:frame>
        <draw:g>
          <svg:title>TexMaths</svg:title>
          <svg:desc>14§display§\theta§svg§600§FALSE§</svg:desc>
          <draw:frame draw:style-name="gr16" draw:text-style-name="P8" draw:layer="layout" svg:width="0.283cm" svg:height="0.63cm" svg:x="1.323cm" svg:y="14.115cm">
            <draw:image xlink:href="Pictures/1000045A000000A0000000FC2850EAD9DCDE4D55.svg" xlink:type="simple" xlink:show="embed" xlink:actuate="onLoad" loext:mime-type="image/svg+xml">
              <text:p/>
            </draw:image>
            <draw:image xlink:href="Pictures/10000201000000060000000A8647331FA76024B8.png" xlink:type="simple" xlink:show="embed" xlink:actuate="onLoad" loext:mime-type="image/png"/>
          </draw:frame>
        </draw:g>
        <draw:g>
          <svg:title>TexMaths</svg:title>
          <svg:desc>14§display§\beta§svg§600§FALSE§</svg:desc>
          <draw:frame draw:style-name="gr16" draw:text-style-name="P8" draw:layer="layout" svg:width="0.357cm" svg:height="0.792cm" svg:x="11.004cm" svg:y="21.128cm">
            <draw:image xlink:href="Pictures/1000079F000000CA0000013CC78FB51AC1FD2D83.svg" xlink:type="simple" xlink:show="embed" xlink:actuate="onLoad" loext:mime-type="image/svg+xml">
              <text:p/>
            </draw:image>
            <draw:image xlink:href="Pictures/10000201000000080000000C45FEA5A76F1D9C1A.png" xlink:type="simple" xlink:show="embed" xlink:actuate="onLoad" loext:mime-type="image/png"/>
          </draw:frame>
        </draw:g>
      </draw:page>
      <draw:page draw:name="page2" draw:style-name="dp1" draw:master-page-name="Default">
        <draw:polygon draw:style-name="gr2" draw:text-style-name="P2" draw:layer="layout" svg:width="11.003cm" svg:height="5.185cm" svg:x="4.962cm" svg:y="20.255cm" svg:viewBox="0 0 11004 5186" draw:points="0,5186 11004,5186 11004,0 0,0">
          <text:p/>
        </draw:polygon>
        <draw:polygon draw:style-name="gr3" draw:text-style-name="P3" draw:layer="layout" svg:width="0cm" svg:height="0.108cm" svg:x="5.462cm" svg:y="25.441cm" svg:viewBox="0 0 0 109" draw:points="0,0 0,109">
          <text:p/>
        </draw:polygon>
        <draw:line draw:style-name="gr4" draw:text-style-name="P4" draw:layer="layout" svg:x1="5.462cm" svg:y1="25.441cm" svg:x2="5.462cm" svg:y2="25.55cm">
          <text:p/>
        </draw:line>
        <draw:polygon draw:style-name="gr3" draw:text-style-name="P3" draw:layer="layout" svg:width="0cm" svg:height="0.108cm" svg:x="7.129cm" svg:y="25.441cm" svg:viewBox="0 0 0 109" draw:points="0,0 0,109">
          <text:p/>
        </draw:polygon>
        <draw:line draw:style-name="gr4" draw:text-style-name="P4" draw:layer="layout" svg:x1="7.129cm" svg:y1="25.441cm" svg:x2="7.129cm" svg:y2="25.55cm">
          <text:p/>
        </draw:line>
        <draw:frame draw:style-name="gr17" draw:text-style-name="P6" draw:layer="layout" svg:width="0.281cm" svg:height="0.412cm" svg:x="5.373cm" svg:y="25.607cm">
          <draw:text-box>
            <text:p text:style-name="P5"><text:span text:style-name="T1">0</text:span></text:p>
          </draw:text-box>
        </draw:frame>
        <draw:polygon draw:style-name="gr3" draw:text-style-name="P3" draw:layer="layout" svg:width="0cm" svg:height="0.108cm" svg:x="8.796cm" svg:y="25.441cm" svg:viewBox="0 0 0 109" draw:points="0,0 0,109">
          <text:p/>
        </draw:polygon>
        <draw:line draw:style-name="gr4" draw:text-style-name="P4" draw:layer="layout" svg:x1="8.796cm" svg:y1="25.441cm" svg:x2="8.796cm" svg:y2="25.55cm">
          <text:p/>
        </draw:line>
        <draw:frame draw:style-name="gr18" draw:text-style-name="P6" draw:layer="layout" svg:width="0.451cm" svg:height="0.412cm" svg:x="6.951cm" svg:y="25.607cm">
          <draw:text-box>
            <text:p text:style-name="P5"><text:span text:style-name="T1">10</text:span></text:p>
          </draw:text-box>
        </draw:frame>
        <draw:polygon draw:style-name="gr3" draw:text-style-name="P3" draw:layer="layout" svg:width="0cm" svg:height="0.108cm" svg:x="10.463cm" svg:y="25.441cm" svg:viewBox="0 0 0 109" draw:points="0,0 0,109">
          <text:p/>
        </draw:polygon>
        <draw:line draw:style-name="gr4" draw:text-style-name="P4" draw:layer="layout" svg:x1="10.463cm" svg:y1="25.441cm" svg:x2="10.463cm" svg:y2="25.55cm">
          <text:p/>
        </draw:line>
        <draw:frame draw:style-name="gr18" draw:text-style-name="P6" draw:layer="layout" svg:width="0.451cm" svg:height="0.412cm" svg:x="8.618cm" svg:y="25.607cm">
          <draw:text-box>
            <text:p text:style-name="P5"><text:span text:style-name="T1">20</text:span></text:p>
          </draw:text-box>
        </draw:frame>
        <draw:polygon draw:style-name="gr3" draw:text-style-name="P3" draw:layer="layout" svg:width="0cm" svg:height="0.108cm" svg:x="12.13cm" svg:y="25.441cm" svg:viewBox="0 0 0 109" draw:points="0,0 0,109">
          <text:p/>
        </draw:polygon>
        <draw:line draw:style-name="gr4" draw:text-style-name="P4" draw:layer="layout" svg:x1="12.13cm" svg:y1="25.441cm" svg:x2="12.13cm" svg:y2="25.55cm">
          <text:p/>
        </draw:line>
        <draw:frame draw:style-name="gr18" draw:text-style-name="P6" draw:layer="layout" svg:width="0.451cm" svg:height="0.412cm" svg:x="10.284cm" svg:y="25.607cm">
          <draw:text-box>
            <text:p text:style-name="P5"><text:span text:style-name="T1">30</text:span></text:p>
          </draw:text-box>
        </draw:frame>
        <draw:polygon draw:style-name="gr3" draw:text-style-name="P3" draw:layer="layout" svg:width="0cm" svg:height="0.108cm" svg:x="13.797cm" svg:y="25.441cm" svg:viewBox="0 0 0 109" draw:points="0,0 0,109">
          <text:p/>
        </draw:polygon>
        <draw:line draw:style-name="gr4" draw:text-style-name="P4" draw:layer="layout" svg:x1="13.797cm" svg:y1="25.441cm" svg:x2="13.797cm" svg:y2="25.55cm">
          <text:p/>
        </draw:line>
        <draw:frame draw:style-name="gr18" draw:text-style-name="P6" draw:layer="layout" svg:width="0.451cm" svg:height="0.412cm" svg:x="11.951cm" svg:y="25.607cm">
          <draw:text-box>
            <text:p text:style-name="P5"><text:span text:style-name="T1">40</text:span></text:p>
          </draw:text-box>
        </draw:frame>
        <draw:polygon draw:style-name="gr3" draw:text-style-name="P3" draw:layer="layout" svg:width="0cm" svg:height="0.108cm" svg:x="15.465cm" svg:y="25.441cm" svg:viewBox="0 0 0 109" draw:points="0,0 0,109">
          <text:p/>
        </draw:polygon>
        <draw:line draw:style-name="gr4" draw:text-style-name="P4" draw:layer="layout" svg:x1="15.465cm" svg:y1="25.441cm" svg:x2="15.465cm" svg:y2="25.55cm">
          <text:p/>
        </draw:line>
        <draw:frame draw:style-name="gr18" draw:text-style-name="P6" draw:layer="layout" svg:width="0.451cm" svg:height="0.412cm" svg:x="13.619cm" svg:y="25.607cm">
          <draw:text-box>
            <text:p text:style-name="P5"><text:span text:style-name="T1">50</text:span></text:p>
          </draw:text-box>
        </draw:frame>
        <draw:frame draw:style-name="gr18" draw:text-style-name="P6" draw:layer="layout" svg:width="0.451cm" svg:height="0.412cm" svg:x="15.286cm" svg:y="25.607cm">
          <draw:text-box>
            <text:p text:style-name="P5"><text:span text:style-name="T1">60</text:span></text:p>
          </draw:text-box>
        </draw:frame>
        <draw:polygon draw:style-name="gr3" draw:text-style-name="P3" draw:layer="layout" svg:width="0.097cm" svg:height="0cm" svg:x="4.863cm" svg:y="25.205cm" svg:viewBox="0 0 98 0" draw:points="98,0 0,0">
          <text:p/>
        </draw:polygon>
        <draw:line draw:style-name="gr4" draw:text-style-name="P4" draw:layer="layout" svg:x1="4.961cm" svg:y1="25.205cm" svg:x2="4.863cm" svg:y2="25.205cm">
          <text:p/>
        </draw:line>
        <draw:frame draw:style-name="gr17" draw:text-style-name="P6" draw:layer="layout" svg:width="0.281cm" svg:height="0.412cm" svg:x="10.351cm" svg:y="26.011cm">
          <draw:text-box>
            <text:p text:style-name="P5"><text:span text:style-name="T2">H</text:span></text:p>
          </draw:text-box>
        </draw:frame>
        <draw:polygon draw:style-name="gr3" draw:text-style-name="P3" draw:layer="layout" svg:width="0.097cm" svg:height="0cm" svg:x="4.863cm" svg:y="24.419cm" svg:viewBox="0 0 98 0" draw:points="98,0 0,0">
          <text:p/>
        </draw:polygon>
        <draw:line draw:style-name="gr4" draw:text-style-name="P4" draw:layer="layout" svg:x1="4.961cm" svg:y1="24.419cm" svg:x2="4.863cm" svg:y2="24.419cm">
          <text:p/>
        </draw:line>
        <draw:frame draw:style-name="gr19" draw:text-style-name="P6" draw:layer="layout" svg:width="0.281cm" svg:height="0.412cm" svg:x="4.586cm" svg:y="25.034cm">
          <draw:text-box>
            <text:p text:style-name="P5"><text:span text:style-name="T1">0</text:span></text:p>
          </draw:text-box>
        </draw:frame>
        <draw:polygon draw:style-name="gr3" draw:text-style-name="P3" draw:layer="layout" svg:width="0.097cm" svg:height="0cm" svg:x="4.863cm" svg:y="23.633cm" svg:viewBox="0 0 98 0" draw:points="98,0 0,0">
          <text:p/>
        </draw:polygon>
        <draw:line draw:style-name="gr4" draw:text-style-name="P4" draw:layer="layout" svg:x1="4.961cm" svg:y1="23.633cm" svg:x2="4.863cm" svg:y2="23.633cm">
          <text:p/>
        </draw:line>
        <draw:frame draw:style-name="gr18" draw:text-style-name="P6" draw:layer="layout" svg:width="0.451cm" svg:height="0.412cm" svg:x="4.407cm" svg:y="24.249cm">
          <draw:text-box>
            <text:p text:style-name="P5"><text:span text:style-name="T1">10</text:span></text:p>
          </draw:text-box>
        </draw:frame>
        <draw:polygon draw:style-name="gr3" draw:text-style-name="P3" draw:layer="layout" svg:width="0.097cm" svg:height="0cm" svg:x="4.863cm" svg:y="22.848cm" svg:viewBox="0 0 98 0" draw:points="98,0 0,0">
          <text:p/>
        </draw:polygon>
        <draw:line draw:style-name="gr4" draw:text-style-name="P4" draw:layer="layout" svg:x1="4.961cm" svg:y1="22.848cm" svg:x2="4.863cm" svg:y2="22.848cm">
          <text:p/>
        </draw:line>
        <draw:frame draw:style-name="gr18" draw:text-style-name="P6" draw:layer="layout" svg:width="0.451cm" svg:height="0.412cm" svg:x="4.407cm" svg:y="23.463cm">
          <draw:text-box>
            <text:p text:style-name="P5"><text:span text:style-name="T1">20</text:span></text:p>
          </draw:text-box>
        </draw:frame>
        <draw:polygon draw:style-name="gr3" draw:text-style-name="P3" draw:layer="layout" svg:width="0.097cm" svg:height="0cm" svg:x="4.863cm" svg:y="22.062cm" svg:viewBox="0 0 98 0" draw:points="98,0 0,0">
          <text:p/>
        </draw:polygon>
        <draw:line draw:style-name="gr4" draw:text-style-name="P4" draw:layer="layout" svg:x1="4.961cm" svg:y1="22.062cm" svg:x2="4.863cm" svg:y2="22.062cm">
          <text:p/>
        </draw:line>
        <draw:frame draw:style-name="gr18" draw:text-style-name="P6" draw:layer="layout" svg:width="0.451cm" svg:height="0.412cm" svg:x="4.407cm" svg:y="22.677cm">
          <draw:text-box>
            <text:p text:style-name="P5"><text:span text:style-name="T1">30</text:span></text:p>
          </draw:text-box>
        </draw:frame>
        <draw:polygon draw:style-name="gr3" draw:text-style-name="P3" draw:layer="layout" svg:width="0.097cm" svg:height="0cm" svg:x="4.863cm" svg:y="21.276cm" svg:viewBox="0 0 98 0" draw:points="98,0 0,0">
          <text:p/>
        </draw:polygon>
        <draw:line draw:style-name="gr4" draw:text-style-name="P4" draw:layer="layout" svg:x1="4.961cm" svg:y1="21.276cm" svg:x2="4.863cm" svg:y2="21.276cm">
          <text:p/>
        </draw:line>
        <draw:frame draw:style-name="gr20" draw:text-style-name="P6" draw:layer="layout" svg:width="0.451cm" svg:height="0.412cm" svg:x="4.407cm" svg:y="21.891cm">
          <draw:text-box>
            <text:p text:style-name="P5"><text:span text:style-name="T1">40</text:span></text:p>
          </draw:text-box>
        </draw:frame>
        <draw:polygon draw:style-name="gr3" draw:text-style-name="P3" draw:layer="layout" svg:width="0.097cm" svg:height="0cm" svg:x="4.863cm" svg:y="20.491cm" svg:viewBox="0 0 98 0" draw:points="98,0 0,0">
          <text:p/>
        </draw:polygon>
        <draw:line draw:style-name="gr4" draw:text-style-name="P4" draw:layer="layout" svg:x1="4.961cm" svg:y1="20.491cm" svg:x2="4.863cm" svg:y2="20.491cm">
          <text:p/>
        </draw:line>
        <draw:frame draw:style-name="gr18" draw:text-style-name="P6" draw:layer="layout" svg:width="0.451cm" svg:height="0.412cm" svg:x="4.407cm" svg:y="21.106cm">
          <draw:text-box>
            <text:p text:style-name="P5"><text:span text:style-name="T1">50</text:span></text:p>
          </draw:text-box>
        </draw:frame>
        <draw:frame draw:style-name="gr18" draw:text-style-name="P6" draw:layer="layout" svg:width="0.451cm" svg:height="0.412cm" svg:x="4.407cm" svg:y="20.32cm">
          <draw:text-box>
            <text:p text:style-name="P5"><text:span text:style-name="T1">60</text:span></text:p>
          </draw:text-box>
        </draw:frame>
        <draw:polygon draw:style-name="gr8" draw:text-style-name="P4" draw:layer="layout" svg:width="10.002cm" svg:height="4.714cm" svg:x="5.462cm" svg:y="20.491cm" svg:viewBox="0 0 10003 4715" draw:points="0,4715 10003,4715 10003,0 0,0">
          <text:p/>
        </draw:polygon>
        <draw:polyline draw:style-name="gr9" draw:text-style-name="P4" draw:layer="layout" svg:width="9.191cm" svg:height="4.625cm" svg:x="5.462cm" svg:y="20.58cm" svg:viewBox="0 0 9192 4626" draw:points="0,4626 3334,4626 3334,4469 3601,4375 3659,4220 3927,4127 3984,3972 4253,3878 4310,3724 4578,3630 4635,3475 4903,3382 4961,3227 5229,3134 5287,2979 5554,2886 5612,2731 5880,2637 5937,2483 6206,2389 6262,2234 6531,2141 6588,1986 6856,1893 6914,1737 7181,1644 7239,1489 7507,1396 7565,1241 7833,1147 7890,993 8158,899 8215,744 8484,651 8540,496 8809,403 8866,248 9134,155 9192,0">
          <text:p/>
        </draw:polyline>
        <draw:line draw:style-name="gr11" draw:text-style-name="P4" draw:layer="layout" svg:x1="4.962cm" svg:y1="25.44cm" svg:x2="4.962cm" svg:y2="20.255cm">
          <text:p/>
        </draw:line>
        <draw:line draw:style-name="gr11" draw:text-style-name="P4" draw:layer="layout" svg:x1="15.964cm" svg:y1="25.44cm" svg:x2="15.964cm" svg:y2="20.255cm">
          <text:p/>
        </draw:line>
        <draw:line draw:style-name="gr11" draw:text-style-name="P4" draw:layer="layout" svg:x1="4.962cm" svg:y1="25.441cm" svg:x2="15.965cm" svg:y2="25.441cm">
          <text:p/>
        </draw:line>
        <draw:line draw:style-name="gr11" draw:text-style-name="P4" draw:layer="layout" svg:x1="4.962cm" svg:y1="20.255cm" svg:x2="15.965cm" svg:y2="20.255cm">
          <text:p/>
        </draw:line>
        <draw:path draw:style-name="gr12" draw:text-style-name="P7" draw:layer="layout" svg:width="1.831cm" svg:height="1.008cm" svg:x="13.993cm" svg:y="22.344cm" svg:viewBox="0 0 1832 1009" svg:d="M56 1009h1719c38 0 57-21 57-62v-885c0-42-19-62-57-62h-1719c-38 0-56 20-56 62v885c0 41 18 62 56 62z">
          <text:p/>
        </draw:path>
        <draw:line draw:style-name="gr8" draw:text-style-name="P4" draw:layer="layout" svg:x1="14.106cm" svg:y1="22.596cm" svg:x2="14.669cm" svg:y2="22.596cm">
          <text:p/>
        </draw:line>
        <draw:frame draw:style-name="gr21" draw:text-style-name="P6" draw:layer="layout" svg:width="0.311cm" svg:height="0.412cm" draw:transform="rotate (1.5707963267949) translate (3.955cm 22.957cm)">
          <draw:text-box>
            <text:p text:style-name="P5"><text:span text:style-name="T2">V</text:span></text:p>
          </draw:text-box>
        </draw:frame>
        <draw:line draw:style-name="gr9" draw:text-style-name="P4" draw:layer="layout" svg:x1="14.106cm" svg:y1="23.054cm" svg:x2="14.669cm" svg:y2="23.054cm">
          <text:p/>
        </draw:line>
        <draw:frame draw:style-name="gr22" draw:text-style-name="P6" draw:layer="layout" svg:width="1.001cm" svg:height="0.412cm" svg:x="14.894cm" svg:y="22.403cm">
          <draw:text-box>
            <text:p text:style-name="P5"><text:span text:style-name="T2">beam</text:span></text:p>
          </draw:text-box>
        </draw:frame>
        <draw:frame draw:style-name="gr23" draw:text-style-name="P6" draw:layer="layout" svg:width="0.955cm" svg:height="0.412cm" svg:x="14.894cm" svg:y="22.861cm">
          <draw:text-box>
            <text:p text:style-name="P5"><text:span text:style-name="T2">crack</text:span></text:p>
          </draw:text-box>
        </draw:frame>
        <draw:frame draw:style-name="gr24" draw:text-style-name="P9" draw:layer="layout" svg:width="4.895cm" svg:height="0.962cm" svg:x="8.158cm" svg:y="18.233cm">
          <draw:text-box>
            <text:p>Tension-Shear</text:p>
          </draw:text-box>
        </draw:frame>
        <draw:polygon draw:style-name="gr2" draw:text-style-name="P2" draw:layer="layout" svg:width="12.422cm" svg:height="6.168cm" svg:x="4.001cm" svg:y="2.959cm" svg:viewBox="0 0 12423 6169" draw:points="0,6169 12423,6169 12423,0 0,0">
          <text:p/>
        </draw:polygon>
        <draw:polygon draw:style-name="gr2" draw:text-style-name="P2" draw:layer="layout" svg:width="11.069cm" svg:height="4.861cm" svg:x="5.15cm" svg:y="3.169cm" svg:viewBox="0 0 11070 4862" draw:points="0,4862 11070,4862 11070,0 0,0">
          <text:p/>
        </draw:polygon>
        <draw:polygon draw:style-name="gr3" draw:text-style-name="P3" draw:layer="layout" svg:width="0cm" svg:height="0.101cm" svg:x="5.654cm" svg:y="8.03cm" svg:viewBox="0 0 0 102" draw:points="0,0 0,102">
          <text:p/>
        </draw:polygon>
        <draw:line draw:style-name="gr4" draw:text-style-name="P4" draw:layer="layout" svg:x1="5.654cm" svg:y1="8.03cm" svg:x2="5.654cm" svg:y2="8.132cm">
          <text:p/>
        </draw:line>
        <draw:polygon draw:style-name="gr3" draw:text-style-name="P3" draw:layer="layout" svg:width="0cm" svg:height="0.101cm" svg:x="7.331cm" svg:y="8.03cm" svg:viewBox="0 0 0 102" draw:points="0,0 0,102">
          <text:p/>
        </draw:polygon>
        <draw:line draw:style-name="gr4" draw:text-style-name="P4" draw:layer="layout" svg:x1="7.331cm" svg:y1="8.03cm" svg:x2="7.331cm" svg:y2="8.132cm">
          <text:p/>
        </draw:line>
        <draw:frame draw:style-name="gr25" draw:text-style-name="P6" draw:layer="layout" svg:width="0.283cm" svg:height="0.433cm" svg:x="5.564cm" svg:y="8.186cm">
          <draw:text-box>
            <text:p text:style-name="P5"><text:span text:style-name="T1">0</text:span></text:p>
          </draw:text-box>
        </draw:frame>
        <draw:polygon draw:style-name="gr3" draw:text-style-name="P3" draw:layer="layout" svg:width="0cm" svg:height="0.101cm" svg:x="9.008cm" svg:y="8.03cm" svg:viewBox="0 0 0 102" draw:points="0,0 0,102">
          <text:p/>
        </draw:polygon>
        <draw:line draw:style-name="gr4" draw:text-style-name="P4" draw:layer="layout" svg:x1="9.008cm" svg:y1="8.03cm" svg:x2="9.008cm" svg:y2="8.132cm">
          <text:p/>
        </draw:line>
        <draw:frame draw:style-name="gr26" draw:text-style-name="P6" draw:layer="layout" svg:width="0.48cm" svg:height="0.433cm" svg:x="7.151cm" svg:y="8.186cm">
          <draw:text-box>
            <text:p text:style-name="P5"><text:span text:style-name="T1">10</text:span></text:p>
          </draw:text-box>
        </draw:frame>
        <draw:polygon draw:style-name="gr3" draw:text-style-name="P3" draw:layer="layout" svg:width="0cm" svg:height="0.101cm" svg:x="10.685cm" svg:y="8.03cm" svg:viewBox="0 0 0 102" draw:points="0,0 0,102">
          <text:p/>
        </draw:polygon>
        <draw:line draw:style-name="gr4" draw:text-style-name="P4" draw:layer="layout" svg:x1="10.685cm" svg:y1="8.03cm" svg:x2="10.685cm" svg:y2="8.132cm">
          <text:p/>
        </draw:line>
        <draw:frame draw:style-name="gr26" draw:text-style-name="P6" draw:layer="layout" svg:width="0.48cm" svg:height="0.433cm" svg:x="8.829cm" svg:y="8.186cm">
          <draw:text-box>
            <text:p text:style-name="P5"><text:span text:style-name="T1">20</text:span></text:p>
          </draw:text-box>
        </draw:frame>
        <draw:polygon draw:style-name="gr3" draw:text-style-name="P3" draw:layer="layout" svg:width="0cm" svg:height="0.101cm" svg:x="12.362cm" svg:y="8.03cm" svg:viewBox="0 0 0 102" draw:points="0,0 0,102">
          <text:p/>
        </draw:polygon>
        <draw:line draw:style-name="gr4" draw:text-style-name="P4" draw:layer="layout" svg:x1="12.362cm" svg:y1="8.03cm" svg:x2="12.362cm" svg:y2="8.132cm">
          <text:p/>
        </draw:line>
        <draw:frame draw:style-name="gr27" draw:text-style-name="P6" draw:layer="layout" svg:width="0.479cm" svg:height="0.433cm" svg:x="10.505cm" svg:y="8.186cm">
          <draw:text-box>
            <text:p text:style-name="P5"><text:span text:style-name="T1">30</text:span></text:p>
          </draw:text-box>
        </draw:frame>
        <draw:polygon draw:style-name="gr3" draw:text-style-name="P3" draw:layer="layout" svg:width="0cm" svg:height="0.101cm" svg:x="14.039cm" svg:y="8.03cm" svg:viewBox="0 0 0 102" draw:points="0,0 0,102">
          <text:p/>
        </draw:polygon>
        <draw:line draw:style-name="gr4" draw:text-style-name="P4" draw:layer="layout" svg:x1="14.039cm" svg:y1="8.03cm" svg:x2="14.039cm" svg:y2="8.132cm">
          <text:p/>
        </draw:line>
        <draw:frame draw:style-name="gr27" draw:text-style-name="P6" draw:layer="layout" svg:width="0.479cm" svg:height="0.433cm" svg:x="12.182cm" svg:y="8.186cm">
          <draw:text-box>
            <text:p text:style-name="P5"><text:span text:style-name="T1">40</text:span></text:p>
          </draw:text-box>
        </draw:frame>
        <draw:polygon draw:style-name="gr3" draw:text-style-name="P3" draw:layer="layout" svg:width="0cm" svg:height="0.101cm" svg:x="15.716cm" svg:y="8.03cm" svg:viewBox="0 0 0 102" draw:points="0,0 0,102">
          <text:p/>
        </draw:polygon>
        <draw:line draw:style-name="gr4" draw:text-style-name="P4" draw:layer="layout" svg:x1="15.716cm" svg:y1="8.03cm" svg:x2="15.716cm" svg:y2="8.132cm">
          <text:p/>
        </draw:line>
        <draw:frame draw:style-name="gr26" draw:text-style-name="P6" draw:layer="layout" svg:width="0.48cm" svg:height="0.433cm" svg:x="13.859cm" svg:y="8.186cm">
          <draw:text-box>
            <text:p text:style-name="P5"><text:span text:style-name="T1">50</text:span></text:p>
          </draw:text-box>
        </draw:frame>
        <draw:frame draw:style-name="gr26" draw:text-style-name="P6" draw:layer="layout" svg:width="0.48cm" svg:height="0.433cm" svg:x="15.536cm" svg:y="8.186cm">
          <draw:text-box>
            <text:p text:style-name="P5"><text:span text:style-name="T1">60</text:span></text:p>
          </draw:text-box>
        </draw:frame>
        <draw:polygon draw:style-name="gr3" draw:text-style-name="P3" draw:layer="layout" svg:width="0.098cm" svg:height="0cm" svg:x="5.052cm" svg:y="7.809cm" svg:viewBox="0 0 99 0" draw:points="99,0 0,0">
          <text:p/>
        </draw:polygon>
        <draw:line draw:style-name="gr4" draw:text-style-name="P4" draw:layer="layout" svg:x1="5.151cm" svg:y1="7.809cm" svg:x2="5.052cm" svg:y2="7.809cm">
          <text:p/>
        </draw:line>
        <draw:frame draw:style-name="gr28" draw:text-style-name="P6" draw:layer="layout" svg:width="0.282cm" svg:height="0.433cm" svg:x="10.573cm" svg:y="8.565cm">
          <draw:text-box>
            <text:p text:style-name="P5"><text:span text:style-name="T2">H</text:span></text:p>
          </draw:text-box>
        </draw:frame>
        <draw:polygon draw:style-name="gr3" draw:text-style-name="P3" draw:layer="layout" svg:width="0.098cm" svg:height="0cm" svg:x="5.052cm" svg:y="7.072cm" svg:viewBox="0 0 99 0" draw:points="99,0 0,0">
          <text:p/>
        </draw:polygon>
        <draw:line draw:style-name="gr4" draw:text-style-name="P4" draw:layer="layout" svg:x1="5.151cm" svg:y1="7.072cm" svg:x2="5.052cm" svg:y2="7.072cm">
          <text:p/>
        </draw:line>
        <draw:frame draw:style-name="gr25" draw:text-style-name="P6" draw:layer="layout" svg:width="0.283cm" svg:height="0.433cm" svg:x="4.773cm" svg:y="7.649cm">
          <draw:text-box>
            <text:p text:style-name="P5"><text:span text:style-name="T1">0</text:span></text:p>
          </draw:text-box>
        </draw:frame>
        <draw:polygon draw:style-name="gr3" draw:text-style-name="P3" draw:layer="layout" svg:width="0.098cm" svg:height="0cm" svg:x="5.052cm" svg:y="6.336cm" svg:viewBox="0 0 99 0" draw:points="99,0 0,0">
          <text:p/>
        </draw:polygon>
        <draw:line draw:style-name="gr4" draw:text-style-name="P4" draw:layer="layout" svg:x1="5.151cm" svg:y1="6.336cm" svg:x2="5.052cm" svg:y2="6.336cm">
          <text:p/>
        </draw:line>
        <draw:frame draw:style-name="gr26" draw:text-style-name="P6" draw:layer="layout" svg:width="0.48cm" svg:height="0.433cm" svg:x="4.592cm" svg:y="6.912cm">
          <draw:text-box>
            <text:p text:style-name="P5"><text:span text:style-name="T1">10</text:span></text:p>
          </draw:text-box>
        </draw:frame>
        <draw:polygon draw:style-name="gr3" draw:text-style-name="P3" draw:layer="layout" svg:width="0.098cm" svg:height="0cm" svg:x="5.052cm" svg:y="5.599cm" svg:viewBox="0 0 99 0" draw:points="99,0 0,0">
          <text:p/>
        </draw:polygon>
        <draw:line draw:style-name="gr4" draw:text-style-name="P4" draw:layer="layout" svg:x1="5.151cm" svg:y1="5.599cm" svg:x2="5.052cm" svg:y2="5.599cm">
          <text:p/>
        </draw:line>
        <draw:frame draw:style-name="gr29" draw:text-style-name="P6" draw:layer="layout" svg:width="0.48cm" svg:height="0.434cm" svg:x="4.592cm" svg:y="6.176cm">
          <draw:text-box>
            <text:p text:style-name="P5"><text:span text:style-name="T1">20</text:span></text:p>
          </draw:text-box>
        </draw:frame>
        <draw:polygon draw:style-name="gr3" draw:text-style-name="P3" draw:layer="layout" svg:width="0.098cm" svg:height="0cm" svg:x="5.052cm" svg:y="4.863cm" svg:viewBox="0 0 99 0" draw:points="99,0 0,0">
          <text:p/>
        </draw:polygon>
        <draw:line draw:style-name="gr4" draw:text-style-name="P4" draw:layer="layout" svg:x1="5.151cm" svg:y1="4.863cm" svg:x2="5.052cm" svg:y2="4.863cm">
          <text:p/>
        </draw:line>
        <draw:frame draw:style-name="gr26" draw:text-style-name="P6" draw:layer="layout" svg:width="0.48cm" svg:height="0.433cm" svg:x="4.592cm" svg:y="5.44cm">
          <draw:text-box>
            <text:p text:style-name="P5"><text:span text:style-name="T1">30</text:span></text:p>
          </draw:text-box>
        </draw:frame>
        <draw:polygon draw:style-name="gr3" draw:text-style-name="P3" draw:layer="layout" svg:width="0.098cm" svg:height="0cm" svg:x="5.052cm" svg:y="4.126cm" svg:viewBox="0 0 99 0" draw:points="99,0 0,0">
          <text:p/>
        </draw:polygon>
        <draw:line draw:style-name="gr4" draw:text-style-name="P4" draw:layer="layout" svg:x1="5.151cm" svg:y1="4.126cm" svg:x2="5.052cm" svg:y2="4.126cm">
          <text:p/>
        </draw:line>
        <draw:frame draw:style-name="gr26" draw:text-style-name="P6" draw:layer="layout" svg:width="0.48cm" svg:height="0.433cm" svg:x="4.592cm" svg:y="4.703cm">
          <draw:text-box>
            <text:p text:style-name="P5"><text:span text:style-name="T1">40</text:span></text:p>
          </draw:text-box>
        </draw:frame>
        <draw:polygon draw:style-name="gr3" draw:text-style-name="P3" draw:layer="layout" svg:width="0.098cm" svg:height="0cm" svg:x="5.052cm" svg:y="3.39cm" svg:viewBox="0 0 99 0" draw:points="99,0 0,0">
          <text:p/>
        </draw:polygon>
        <draw:line draw:style-name="gr4" draw:text-style-name="P4" draw:layer="layout" svg:x1="5.151cm" svg:y1="3.39cm" svg:x2="5.052cm" svg:y2="3.39cm">
          <text:p/>
        </draw:line>
        <draw:frame draw:style-name="gr26" draw:text-style-name="P6" draw:layer="layout" svg:width="0.48cm" svg:height="0.433cm" svg:x="4.592cm" svg:y="3.966cm">
          <draw:text-box>
            <text:p text:style-name="P5"><text:span text:style-name="T1">50</text:span></text:p>
          </draw:text-box>
        </draw:frame>
        <draw:frame draw:style-name="gr26" draw:text-style-name="P6" draw:layer="layout" svg:width="0.48cm" svg:height="0.433cm" svg:x="4.592cm" svg:y="3.23cm">
          <draw:text-box>
            <text:p text:style-name="P5"><text:span text:style-name="T1">60</text:span></text:p>
          </draw:text-box>
        </draw:frame>
        <draw:polygon draw:style-name="gr8" draw:text-style-name="P4" draw:layer="layout" svg:width="10.062cm" svg:height="4.419cm" svg:x="5.654cm" svg:y="3.39cm" svg:viewBox="0 0 10063 4420" draw:points="0,4420 10063,4420 10063,0 0,0">
          <text:p/>
        </draw:polygon>
        <draw:polyline draw:style-name="gr9" draw:text-style-name="P4" draw:layer="layout" svg:width="3.353cm" svg:height="4.419cm" svg:x="5.654cm" svg:y="3.39cm" svg:viewBox="0 0 3354 4420" draw:points="0,4420 3354,4420 3354,4273 3354,4126 3354,3978 3354,3831 3354,3684 3354,3536 3354,3389 3354,3242 3354,3094 3354,2947 3354,2799 3354,2653 3354,2505 3354,2358 3354,2210 3354,2063 3354,1916 3354,1768 3354,1621 3354,1473 3354,1326 3354,1179 3354,1031 3354,884 3354,737 3354,589 3354,442 3354,295 3354,147 3354,0">
          <text:p/>
        </draw:polyline>
        <draw:line draw:style-name="gr11" draw:text-style-name="P4" draw:layer="layout" svg:x1="5.15cm" svg:y1="8.03cm" svg:x2="5.15cm" svg:y2="3.169cm">
          <text:p/>
        </draw:line>
        <draw:line draw:style-name="gr11" draw:text-style-name="P4" draw:layer="layout" svg:x1="16.219cm" svg:y1="8.03cm" svg:x2="16.219cm" svg:y2="3.169cm">
          <text:p/>
        </draw:line>
        <draw:line draw:style-name="gr11" draw:text-style-name="P4" draw:layer="layout" svg:x1="5.15cm" svg:y1="8.03cm" svg:x2="16.219cm" svg:y2="8.03cm">
          <text:p/>
        </draw:line>
        <draw:line draw:style-name="gr11" draw:text-style-name="P4" draw:layer="layout" svg:x1="5.15cm" svg:y1="3.169cm" svg:x2="16.219cm" svg:y2="3.169cm">
          <text:p/>
        </draw:line>
        <draw:path draw:style-name="gr12" draw:text-style-name="P7" draw:layer="layout" svg:width="1.842cm" svg:height="0.945cm" svg:x="9.764cm" svg:y="5.127cm" svg:viewBox="0 0 1843 946" svg:d="M56 946h1730c37 0 57-20 57-59v-829c0-39-20-58-57-58h-1730c-38 0-56 19-56 58v829c0 39 18 59 56 59z">
          <text:p/>
        </draw:path>
        <draw:line draw:style-name="gr8" draw:text-style-name="P4" draw:layer="layout" svg:x1="9.878cm" svg:y1="5.363cm" svg:x2="10.444cm" svg:y2="5.363cm">
          <text:p/>
        </draw:line>
        <draw:frame draw:style-name="gr30" draw:text-style-name="P6" draw:layer="layout" svg:width="0.292cm" svg:height="0.438cm" draw:transform="rotate (1.5707963267949) translate (4.137cm 5.702cm)">
          <draw:text-box>
            <text:p text:style-name="P5"><text:span text:style-name="T2">V</text:span></text:p>
          </draw:text-box>
        </draw:frame>
        <draw:line draw:style-name="gr9" draw:text-style-name="P4" draw:layer="layout" svg:x1="9.878cm" svg:y1="5.792cm" svg:x2="10.444cm" svg:y2="5.792cm">
          <text:p/>
        </draw:line>
        <draw:frame draw:style-name="gr31" draw:text-style-name="P6" draw:layer="layout" svg:width="1.064cm" svg:height="0.433cm" svg:x="10.671cm" svg:y="5.183cm">
          <draw:text-box>
            <text:p text:style-name="P5"><text:span text:style-name="T2">beam</text:span></text:p>
          </draw:text-box>
        </draw:frame>
        <draw:frame draw:style-name="gr32" draw:text-style-name="P6" draw:layer="layout" svg:width="1.015cm" svg:height="0.433cm" svg:x="10.671cm" svg:y="5.612cm">
          <draw:text-box>
            <text:p text:style-name="P5"><text:span text:style-name="T2">crack</text:span></text:p>
          </draw:text-box>
        </draw:frame>
        <draw:frame draw:style-name="gr33" draw:text-style-name="P10" draw:layer="layout" svg:width="4.249cm" svg:height="1.177cm" svg:x="8.481cm" svg:y="1.554cm">
          <draw:text-box>
            <text:p>Pure Tension</text:p>
          </draw:text-box>
        </draw:frame>
        <draw:polygon draw:style-name="gr2" draw:text-style-name="P2" draw:layer="layout" svg:width="12.052cm" svg:height="5.864cm" svg:x="4.187cm" svg:y="11.136cm" svg:viewBox="0 0 12053 5865" draw:points="0,5865 12053,5865 12053,0 0,0">
          <text:p/>
        </draw:polygon>
        <draw:polygon draw:style-name="gr2" draw:text-style-name="P2" draw:layer="layout" svg:width="10.739cm" svg:height="4.621cm" svg:x="5.302cm" svg:y="11.336cm" svg:viewBox="0 0 10740 4622" draw:points="0,4622 10740,4622 10740,0 0,0">
          <text:p/>
        </draw:polygon>
        <draw:polygon draw:style-name="gr3" draw:text-style-name="P3" draw:layer="layout" svg:width="0cm" svg:height="0.096cm" svg:x="5.791cm" svg:y="15.957cm" svg:viewBox="0 0 0 97" draw:points="0,0 0,97">
          <text:p/>
        </draw:polygon>
        <draw:line draw:style-name="gr4" draw:text-style-name="P4" draw:layer="layout" svg:x1="5.791cm" svg:y1="15.957cm" svg:x2="5.791cm" svg:y2="16.054cm">
          <text:p/>
        </draw:line>
        <draw:polygon draw:style-name="gr3" draw:text-style-name="P3" draw:layer="layout" svg:width="0cm" svg:height="0.096cm" svg:x="7.418cm" svg:y="15.957cm" svg:viewBox="0 0 0 97" draw:points="0,0 0,97">
          <text:p/>
        </draw:polygon>
        <draw:line draw:style-name="gr4" draw:text-style-name="P4" draw:layer="layout" svg:x1="7.418cm" svg:y1="15.957cm" svg:x2="7.418cm" svg:y2="16.054cm">
          <text:p/>
        </draw:line>
        <draw:frame draw:style-name="gr34" draw:text-style-name="P6" draw:layer="layout" svg:width="0.275cm" svg:height="0.495cm" svg:x="5.703cm" svg:y="16.105cm">
          <draw:text-box>
            <text:p text:style-name="P5"><text:span text:style-name="T1">0</text:span></text:p>
          </draw:text-box>
        </draw:frame>
        <draw:polygon draw:style-name="gr3" draw:text-style-name="P3" draw:layer="layout" svg:width="0cm" svg:height="0.096cm" svg:x="9.045cm" svg:y="15.957cm" svg:viewBox="0 0 0 97" draw:points="0,0 0,97">
          <text:p/>
        </draw:polygon>
        <draw:line draw:style-name="gr4" draw:text-style-name="P4" draw:layer="layout" svg:x1="9.045cm" svg:y1="15.957cm" svg:x2="9.045cm" svg:y2="16.054cm">
          <text:p/>
        </draw:line>
        <draw:frame draw:style-name="gr35" draw:text-style-name="P6" draw:layer="layout" svg:width="0.506cm" svg:height="0.495cm" svg:x="7.244cm" svg:y="16.105cm">
          <draw:text-box>
            <text:p text:style-name="P5"><text:span text:style-name="T1">10</text:span></text:p>
          </draw:text-box>
        </draw:frame>
        <draw:polygon draw:style-name="gr3" draw:text-style-name="P3" draw:layer="layout" svg:width="0cm" svg:height="0.096cm" svg:x="10.672cm" svg:y="15.957cm" svg:viewBox="0 0 0 97" draw:points="0,0 0,97">
          <text:p/>
        </draw:polygon>
        <draw:line draw:style-name="gr4" draw:text-style-name="P4" draw:layer="layout" svg:x1="10.672cm" svg:y1="15.957cm" svg:x2="10.672cm" svg:y2="16.054cm">
          <text:p/>
        </draw:line>
        <draw:frame draw:style-name="gr35" draw:text-style-name="P6" draw:layer="layout" svg:width="0.506cm" svg:height="0.495cm" svg:x="8.871cm" svg:y="16.105cm">
          <draw:text-box>
            <text:p text:style-name="P5"><text:span text:style-name="T1">20</text:span></text:p>
          </draw:text-box>
        </draw:frame>
        <draw:polygon draw:style-name="gr3" draw:text-style-name="P3" draw:layer="layout" svg:width="0cm" svg:height="0.096cm" svg:x="12.299cm" svg:y="15.957cm" svg:viewBox="0 0 0 97" draw:points="0,0 0,97">
          <text:p/>
        </draw:polygon>
        <draw:line draw:style-name="gr4" draw:text-style-name="P4" draw:layer="layout" svg:x1="12.299cm" svg:y1="15.957cm" svg:x2="12.299cm" svg:y2="16.054cm">
          <text:p/>
        </draw:line>
        <draw:frame draw:style-name="gr36" draw:text-style-name="P6" draw:layer="layout" svg:width="0.507cm" svg:height="0.495cm" svg:x="10.497cm" svg:y="16.105cm">
          <draw:text-box>
            <text:p text:style-name="P5"><text:span text:style-name="T1">30</text:span></text:p>
          </draw:text-box>
        </draw:frame>
        <draw:polygon draw:style-name="gr3" draw:text-style-name="P3" draw:layer="layout" svg:width="0cm" svg:height="0.096cm" svg:x="13.926cm" svg:y="15.957cm" svg:viewBox="0 0 0 97" draw:points="0,0 0,97">
          <text:p/>
        </draw:polygon>
        <draw:line draw:style-name="gr4" draw:text-style-name="P4" draw:layer="layout" svg:x1="13.926cm" svg:y1="15.957cm" svg:x2="13.926cm" svg:y2="16.054cm">
          <text:p/>
        </draw:line>
        <draw:frame draw:style-name="gr36" draw:text-style-name="P6" draw:layer="layout" svg:width="0.507cm" svg:height="0.495cm" svg:x="12.125cm" svg:y="16.105cm">
          <draw:text-box>
            <text:p text:style-name="P5"><text:span text:style-name="T1">40</text:span></text:p>
          </draw:text-box>
        </draw:frame>
        <draw:polygon draw:style-name="gr3" draw:text-style-name="P3" draw:layer="layout" svg:width="0cm" svg:height="0.096cm" svg:x="15.553cm" svg:y="15.957cm" svg:viewBox="0 0 0 97" draw:points="0,0 0,97">
          <text:p/>
        </draw:polygon>
        <draw:line draw:style-name="gr4" draw:text-style-name="P4" draw:layer="layout" svg:x1="15.553cm" svg:y1="15.957cm" svg:x2="15.553cm" svg:y2="16.054cm">
          <text:p/>
        </draw:line>
        <draw:frame draw:style-name="gr36" draw:text-style-name="P6" draw:layer="layout" svg:width="0.507cm" svg:height="0.495cm" svg:x="13.751cm" svg:y="16.105cm">
          <draw:text-box>
            <text:p text:style-name="P5"><text:span text:style-name="T1">50</text:span></text:p>
          </draw:text-box>
        </draw:frame>
        <draw:frame draw:style-name="gr35" draw:text-style-name="P6" draw:layer="layout" svg:width="0.506cm" svg:height="0.495cm" svg:x="15.379cm" svg:y="16.105cm">
          <draw:text-box>
            <text:p text:style-name="P5"><text:span text:style-name="T1">60</text:span></text:p>
          </draw:text-box>
        </draw:frame>
        <draw:polygon draw:style-name="gr3" draw:text-style-name="P3" draw:layer="layout" svg:width="0.095cm" svg:height="0cm" svg:x="5.206cm" svg:y="15.747cm" svg:viewBox="0 0 96 0" draw:points="96,0 0,0">
          <text:p/>
        </draw:polygon>
        <draw:line draw:style-name="gr4" draw:text-style-name="P4" draw:layer="layout" svg:x1="5.302cm" svg:y1="15.747cm" svg:x2="5.206cm" svg:y2="15.747cm">
          <text:p/>
        </draw:line>
        <draw:frame draw:style-name="gr37" draw:text-style-name="P6" draw:layer="layout" svg:width="0.297cm" svg:height="0.495cm" svg:x="10.563cm" svg:y="16.465cm">
          <draw:text-box>
            <text:p text:style-name="P5"><text:span text:style-name="T2">H</text:span></text:p>
          </draw:text-box>
        </draw:frame>
        <draw:polygon draw:style-name="gr3" draw:text-style-name="P3" draw:layer="layout" svg:width="0.095cm" svg:height="0cm" svg:x="5.206cm" svg:y="15.047cm" svg:viewBox="0 0 96 0" draw:points="96,0 0,0">
          <text:p/>
        </draw:polygon>
        <draw:line draw:style-name="gr4" draw:text-style-name="P4" draw:layer="layout" svg:x1="5.302cm" svg:y1="15.047cm" svg:x2="5.206cm" svg:y2="15.047cm">
          <text:p/>
        </draw:line>
        <draw:frame draw:style-name="gr38" draw:text-style-name="P6" draw:layer="layout" svg:width="0.274cm" svg:height="0.495cm" svg:x="4.936cm" svg:y="15.594cm">
          <draw:text-box>
            <text:p text:style-name="P5"><text:span text:style-name="T1">0</text:span></text:p>
          </draw:text-box>
        </draw:frame>
        <draw:polygon draw:style-name="gr3" draw:text-style-name="P3" draw:layer="layout" svg:width="0.095cm" svg:height="0cm" svg:x="5.206cm" svg:y="14.347cm" svg:viewBox="0 0 96 0" draw:points="96,0 0,0">
          <text:p/>
        </draw:polygon>
        <draw:line draw:style-name="gr4" draw:text-style-name="P4" draw:layer="layout" svg:x1="5.302cm" svg:y1="14.347cm" svg:x2="5.206cm" svg:y2="14.347cm">
          <text:p/>
        </draw:line>
        <draw:frame draw:style-name="gr39" draw:text-style-name="P6" draw:layer="layout" svg:width="0.506cm" svg:height="0.494cm" svg:x="4.761cm" svg:y="14.895cm">
          <draw:text-box>
            <text:p text:style-name="P5"><text:span text:style-name="T1">10</text:span></text:p>
          </draw:text-box>
        </draw:frame>
        <draw:polygon draw:style-name="gr3" draw:text-style-name="P3" draw:layer="layout" svg:width="0.095cm" svg:height="0cm" svg:x="5.206cm" svg:y="13.646cm" svg:viewBox="0 0 96 0" draw:points="96,0 0,0">
          <text:p/>
        </draw:polygon>
        <draw:line draw:style-name="gr4" draw:text-style-name="P4" draw:layer="layout" svg:x1="5.302cm" svg:y1="13.646cm" svg:x2="5.206cm" svg:y2="13.646cm">
          <text:p/>
        </draw:line>
        <draw:frame draw:style-name="gr39" draw:text-style-name="P6" draw:layer="layout" svg:width="0.506cm" svg:height="0.494cm" svg:x="4.761cm" svg:y="14.194cm">
          <draw:text-box>
            <text:p text:style-name="P5"><text:span text:style-name="T1">20</text:span></text:p>
          </draw:text-box>
        </draw:frame>
        <draw:polygon draw:style-name="gr3" draw:text-style-name="P3" draw:layer="layout" svg:width="0.095cm" svg:height="0cm" svg:x="5.206cm" svg:y="12.946cm" svg:viewBox="0 0 96 0" draw:points="96,0 0,0">
          <text:p/>
        </draw:polygon>
        <draw:line draw:style-name="gr4" draw:text-style-name="P4" draw:layer="layout" svg:x1="5.302cm" svg:y1="12.946cm" svg:x2="5.206cm" svg:y2="12.946cm">
          <text:p/>
        </draw:line>
        <draw:frame draw:style-name="gr35" draw:text-style-name="P6" draw:layer="layout" svg:width="0.506cm" svg:height="0.495cm" svg:x="4.761cm" svg:y="13.494cm">
          <draw:text-box>
            <text:p text:style-name="P5"><text:span text:style-name="T1">30</text:span></text:p>
          </draw:text-box>
        </draw:frame>
        <draw:polygon draw:style-name="gr3" draw:text-style-name="P3" draw:layer="layout" svg:width="0.095cm" svg:height="0cm" svg:x="5.206cm" svg:y="12.246cm" svg:viewBox="0 0 96 0" draw:points="96,0 0,0">
          <text:p/>
        </draw:polygon>
        <draw:line draw:style-name="gr4" draw:text-style-name="P4" draw:layer="layout" svg:x1="5.302cm" svg:y1="12.246cm" svg:x2="5.206cm" svg:y2="12.246cm">
          <text:p/>
        </draw:line>
        <draw:frame draw:style-name="gr40" draw:text-style-name="P6" draw:layer="layout" svg:width="0.506cm" svg:height="0.496cm" svg:x="4.761cm" svg:y="12.793cm">
          <draw:text-box>
            <text:p text:style-name="P5"><text:span text:style-name="T1">40</text:span></text:p>
          </draw:text-box>
        </draw:frame>
        <draw:polygon draw:style-name="gr3" draw:text-style-name="P3" draw:layer="layout" svg:width="0.095cm" svg:height="0cm" svg:x="5.206cm" svg:y="11.546cm" svg:viewBox="0 0 96 0" draw:points="96,0 0,0">
          <text:p/>
        </draw:polygon>
        <draw:line draw:style-name="gr4" draw:text-style-name="P4" draw:layer="layout" svg:x1="5.302cm" svg:y1="11.546cm" svg:x2="5.206cm" svg:y2="11.546cm">
          <text:p/>
        </draw:line>
        <draw:frame draw:style-name="gr35" draw:text-style-name="P6" draw:layer="layout" svg:width="0.506cm" svg:height="0.495cm" svg:x="4.761cm" svg:y="12.093cm">
          <draw:text-box>
            <text:p text:style-name="P5"><text:span text:style-name="T1">50</text:span></text:p>
          </draw:text-box>
        </draw:frame>
        <draw:frame draw:style-name="gr35" draw:text-style-name="P6" draw:layer="layout" svg:width="0.506cm" svg:height="0.495cm" svg:x="4.761cm" svg:y="11.393cm">
          <draw:text-box>
            <text:p text:style-name="P5"><text:span text:style-name="T1">60</text:span></text:p>
          </draw:text-box>
        </draw:frame>
        <draw:polygon draw:style-name="gr8" draw:text-style-name="P4" draw:layer="layout" svg:width="9.762cm" svg:height="4.201cm" svg:x="5.791cm" svg:y="11.546cm" svg:viewBox="0 0 9763 4202" draw:points="0,4202 9763,4202 9763,0 0,0">
          <text:p/>
        </draw:polygon>
        <draw:polyline draw:style-name="gr9" draw:text-style-name="P4" draw:layer="layout" svg:width="9.619cm" svg:height="2.895cm" svg:x="5.791cm" svg:y="12.852cm" svg:viewBox="0 0 9620 2896" draw:points="0,2896 3254,2896 3254,2756 3562,2710 3643,2573 3957,2537 4041,2402 4355,2365 4439,2230 4753,2194 4838,2058 5152,2022 5236,1886 5550,1850 5635,1716 5949,1679 6034,1544 6348,1508 6432,1372 6747,1336 6831,1200 7145,1164 7229,1029 7543,993 7627,858 7942,822 8026,686 8340,650 8424,514 8739,478 8823,343 9138,307 9222,172 9536,135 9620,0">
          <text:p/>
        </draw:polyline>
        <draw:line draw:style-name="gr11" draw:text-style-name="P4" draw:layer="layout" svg:x1="5.302cm" svg:y1="15.957cm" svg:x2="5.302cm" svg:y2="11.336cm">
          <text:p/>
        </draw:line>
        <draw:line draw:style-name="gr11" draw:text-style-name="P4" draw:layer="layout" svg:x1="16.041cm" svg:y1="15.957cm" svg:x2="16.041cm" svg:y2="11.336cm">
          <text:p/>
        </draw:line>
        <draw:line draw:style-name="gr11" draw:text-style-name="P4" draw:layer="layout" svg:x1="5.302cm" svg:y1="15.957cm" svg:x2="16.041cm" svg:y2="15.957cm">
          <text:p/>
        </draw:line>
        <draw:line draw:style-name="gr11" draw:text-style-name="P4" draw:layer="layout" svg:x1="5.302cm" svg:y1="11.336cm" svg:x2="16.041cm" svg:y2="11.336cm">
          <text:p/>
        </draw:line>
        <draw:path draw:style-name="gr12" draw:text-style-name="P7" draw:layer="layout" svg:width="1.787cm" svg:height="0.899cm" svg:x="9.779cm" svg:y="13.197cm" svg:viewBox="0 0 1788 900" svg:d="M55 900h1677c37 0 56-19 56-56v-789c0-37-19-55-56-55h-1677c-37 0-55 18-55 55v789c0 37 18 56 55 56z">
          <text:p/>
        </draw:path>
        <draw:line draw:style-name="gr8" draw:text-style-name="P4" draw:layer="layout" svg:x1="9.889cm" svg:y1="13.422cm" svg:x2="10.438cm" svg:y2="13.422cm">
          <text:p/>
        </draw:line>
        <draw:frame draw:style-name="gr41" draw:text-style-name="P6" draw:layer="layout" svg:width="0.291cm" svg:height="0.462cm" draw:transform="rotate (1.5707963267949) translate (4.32cm 13.743cm)">
          <draw:text-box>
            <text:p text:style-name="P5"><text:span text:style-name="T2">V</text:span></text:p>
          </draw:text-box>
        </draw:frame>
        <draw:line draw:style-name="gr9" draw:text-style-name="P4" draw:layer="layout" svg:x1="9.889cm" svg:y1="13.83cm" svg:x2="10.438cm" svg:y2="13.83cm">
          <text:p/>
        </draw:line>
        <draw:frame draw:style-name="gr42" draw:text-style-name="P6" draw:layer="layout" svg:width="1.124cm" svg:height="0.494cm" svg:x="10.659cm" svg:y="13.25cm">
          <draw:text-box>
            <text:p text:style-name="P5"><text:span text:style-name="T2">beam</text:span></text:p>
          </draw:text-box>
        </draw:frame>
        <draw:frame draw:style-name="gr43" draw:text-style-name="P6" draw:layer="layout" svg:width="1.072cm" svg:height="0.496cm" svg:x="10.659cm" svg:y="13.658cm">
          <draw:text-box>
            <text:p text:style-name="P5"><text:span text:style-name="T2">crack</text:span></text:p>
          </draw:text-box>
        </draw:frame>
        <draw:frame draw:style-name="gr33" draw:text-style-name="P10" draw:layer="layout" svg:width="4.249cm" svg:height="1.177cm" svg:x="8.666cm" svg:y="9.636cm">
          <draw:text-box>
            <text:p>Pure Shear</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9-02T21:48:02.884000000</meta:creation-date>
    <dc:date>2020-09-02T22:00:16.744000000</dc:date>
    <meta:editing-duration>PT12M16S</meta:editing-duration>
    <meta:editing-cycles>1</meta:editing-cycles>
    <meta:document-statistic meta:object-count="232"/>
    <meta:generator>LibreOffice/6.3.2.2$Windows_X86_64 LibreOffice_project/98b30e735bda24bc04ab42594c85f7fd8be07b9c</meta:generator>
  </office:meta>
</office:document-meta>
</file>